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3b13b"/>
    </style:style>
    <style:style style:name="P2" style:family="paragraph" style:parent-style-name="Standard">
      <style:text-properties style:font-name="FreeSerif" officeooo:rsid="00074e05" officeooo:paragraph-rsid="0013b13b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b13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3b13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b13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b13b" style:font-size-asian="11pt" style:font-size-complex="11pt"/>
    </style:style>
    <style:style style:name="P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3b13b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paragraph-rsid="0013b13b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3b13b" style:font-size-asian="11pt" style:font-size-complex="11pt"/>
    </style:style>
    <style:style style:name="P10" style:family="paragraph" style:parent-style-name="Table_20_Contents">
      <style:text-properties style:font-name="FreeSerif" fo:font-size="11pt" officeooo:paragraph-rsid="0013b13b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<draw:frame draw:style-name="fr1" draw:name="Изображение17" text:anchor-type="paragraph" svg:x="16.249cm" svg:y="10.911cm" svg:width="1.953cm" svg:height="0.947cm" draw:z-index="12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7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">Антосик Павло</text:p>
          </table:table-cell>
          <table:table-cell table:style-name="Таблица1.C2" office:value-type="string">
            <text:p text:style-name="P6">1<text:span text:style-name="T3">1</text:span>-<text:span text:style-name="T4">A</text:span></text:p>
          </table:table-cell>
          <table:table-cell table:style-name="Таблица1.D2" office:value-type="string">
            <text:p text:style-name="P9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8"/>
          </table:table-cell>
          <table:table-cell table:style-name="Таблица1.G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21503071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" office:value-type="string">
            <text:p text:style-name="P10">Величко Ігор</text:p>
          </table:table-cell>
          <table:table-cell table:style-name="Таблица1.C3" office:value-type="string">
            <text:p text:style-name="P6">1<text:span text:style-name="T3">1</text:span>-<text:span text:style-name="T4">A</text:span></text:p>
          </table:table-cell>
          <table:table-cell table:style-name="Таблица1.D3" office:value-type="string">
            <text:p text:style-name="P9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8"/>
          </table:table-cell>
          <table:table-cell table:style-name="Таблица1.G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2241260711" text:continue-numbering="true" text:style-name="L1">
              <text:list-item>
                <text:p text:style-name="P7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">Вітюгін Віталій</text:p>
          </table:table-cell>
          <table:table-cell table:style-name="Таблица1.C4" office:value-type="string">
            <text:p text:style-name="P6">1<text:span text:style-name="T3">1</text:span>-<text:span text:style-name="T4">A</text:span></text:p>
          </table:table-cell>
          <table:table-cell table:style-name="Таблица1.D4" office:value-type="string">
            <text:p text:style-name="P9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8"/>
          </table:table-cell>
          <table:table-cell table:style-name="Таблица1.G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61956954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5" office:value-type="string">
            <text:p text:style-name="P10">Гергіль Оксана</text:p>
          </table:table-cell>
          <table:table-cell table:style-name="Таблица1.C5" office:value-type="string">
            <text:p text:style-name="P6">1<text:span text:style-name="T3">1</text:span>-<text:span text:style-name="T4">A</text:span></text:p>
          </table:table-cell>
          <table:table-cell table:style-name="Таблица1.D5" office:value-type="string">
            <text:p text:style-name="P9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8"/>
          </table:table-cell>
          <table:table-cell table:style-name="Таблица1.G5" office:value-type="string">
            <text:p text:style-name="P8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55755107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6" office:value-type="string">
            <text:p text:style-name="P10">Журавський Микита</text:p>
          </table:table-cell>
          <table:table-cell table:style-name="Таблица1.C6" office:value-type="string">
            <text:p text:style-name="P6">1<text:span text:style-name="T3">1</text:span>-<text:span text:style-name="T4">A</text:span></text:p>
          </table:table-cell>
          <table:table-cell table:style-name="Таблица1.D6" office:value-type="string">
            <text:p text:style-name="P9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8"/>
          </table:table-cell>
          <table:table-cell table:style-name="Таблица1.G6" office:value-type="string">
            <text:p text:style-name="P8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48547165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7" office:value-type="string">
            <text:p text:style-name="P10">Кісліцина Ганна</text:p>
          </table:table-cell>
          <table:table-cell table:style-name="Таблица1.C7" office:value-type="string">
            <text:p text:style-name="P6">1<text:span text:style-name="T3">1</text:span>-<text:span text:style-name="T4">A</text:span></text:p>
          </table:table-cell>
          <table:table-cell table:style-name="Таблица1.D7" office:value-type="string">
            <text:p text:style-name="P9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8"/>
          </table:table-cell>
          <table:table-cell table:style-name="Таблица1.G7" office:value-type="string">
            <text:p text:style-name="P8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33538329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8" office:value-type="string">
            <text:p text:style-name="P10">Ковальов Олександр</text:p>
          </table:table-cell>
          <table:table-cell table:style-name="Таблица1.C8" office:value-type="string">
            <text:p text:style-name="P6">1<text:span text:style-name="T3">1</text:span>-<text:span text:style-name="T4">A</text:span></text:p>
          </table:table-cell>
          <table:table-cell table:style-name="Таблица1.D8" office:value-type="string">
            <text:p text:style-name="P9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8"/>
          </table:table-cell>
          <table:table-cell table:style-name="Таблица1.G8" office:value-type="string">
            <text:p text:style-name="P8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250894939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9" office:value-type="string">
            <text:p text:style-name="P10">Кошилка Микита</text:p>
          </table:table-cell>
          <table:table-cell table:style-name="Таблица1.C9" office:value-type="string">
            <text:p text:style-name="P6">1<text:span text:style-name="T3">1</text:span>-<text:span text:style-name="T4">A</text:span></text:p>
          </table:table-cell>
          <table:table-cell table:style-name="Таблица1.D9" office:value-type="string">
            <text:p text:style-name="P9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8"/>
          </table:table-cell>
          <table:table-cell table:style-name="Таблица1.G9" office:value-type="string">
            <text:p text:style-name="P8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258909053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0" office:value-type="string">
            <text:p text:style-name="P10">Любінський Олег</text:p>
          </table:table-cell>
          <table:table-cell table:style-name="Таблица1.C10" office:value-type="string">
            <text:p text:style-name="P6">1<text:span text:style-name="T3">1</text:span>-<text:span text:style-name="T4">A</text:span></text:p>
          </table:table-cell>
          <table:table-cell table:style-name="Таблица1.D10" office:value-type="string">
            <text:p text:style-name="P9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8"/>
          </table:table-cell>
          <table:table-cell table:style-name="Таблица1.G10" office:value-type="string">
            <text:p text:style-name="P8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591908471" text:continue-numbering="true" text:style-name="L1">
              <text:list-item>
                <text:p text:style-name="P7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">Маткін Олександр</text:p>
          </table:table-cell>
          <table:table-cell table:style-name="Таблица1.C11" office:value-type="string">
            <text:p text:style-name="P6">1<text:span text:style-name="T3">1</text:span>-<text:span text:style-name="T4">A</text:span></text:p>
          </table:table-cell>
          <table:table-cell table:style-name="Таблица1.D11" office:value-type="string">
            <text:p text:style-name="P9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8"/>
          </table:table-cell>
          <table:table-cell table:style-name="Таблица1.G11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90843564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2" office:value-type="string">
            <text:p text:style-name="P10">Новіков Юрій</text:p>
          </table:table-cell>
          <table:table-cell table:style-name="Таблица1.C12" office:value-type="string">
            <text:p text:style-name="P6">1<text:span text:style-name="T3">1</text:span>-<text:span text:style-name="T4">A</text:span></text:p>
          </table:table-cell>
          <table:table-cell table:style-name="Таблица1.D12" office:value-type="string">
            <text:p text:style-name="P9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8"/>
          </table:table-cell>
          <table:table-cell table:style-name="Таблица1.G12" office:value-type="string">
            <text:p text:style-name="P8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36871287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3" office:value-type="string">
            <text:p text:style-name="P10">Самойленко <text:span text:style-name="T7">М</text:span>икита</text:p>
          </table:table-cell>
          <table:table-cell table:style-name="Таблица1.C13" office:value-type="string">
            <text:p text:style-name="P6">1<text:span text:style-name="T3">1</text:span>-<text:span text:style-name="T4">A</text:span></text:p>
          </table:table-cell>
          <table:table-cell table:style-name="Таблица1.D13" office:value-type="string">
            <text:p text:style-name="P9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8"/>
          </table:table-cell>
          <table:table-cell table:style-name="Таблица1.G13" office:value-type="string">
            <text:p text:style-name="P8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60321450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4" office:value-type="string">
            <text:p text:style-name="P10">Пеляк <text:span text:style-name="T7">Євген</text:span></text:p>
          </table:table-cell>
          <table:table-cell table:style-name="Таблица1.C14" office:value-type="string">
            <text:p text:style-name="P6">1<text:span text:style-name="T3">1</text:span>-<text:span text:style-name="T4">A</text:span></text:p>
          </table:table-cell>
          <table:table-cell table:style-name="Таблица1.D14" office:value-type="string">
            <text:p text:style-name="P9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8"/>
          </table:table-cell>
          <table:table-cell table:style-name="Таблица1.G14" office:value-type="string">
            <text:p text:style-name="P8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95699756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5" office:value-type="string">
            <text:p text:style-name="P10">Черних Данило</text:p>
          </table:table-cell>
          <table:table-cell table:style-name="Таблица1.C15" office:value-type="string">
            <text:p text:style-name="P6">1<text:span text:style-name="T3">1</text:span>-<text:span text:style-name="T4">A</text:span></text:p>
          </table:table-cell>
          <table:table-cell table:style-name="Таблица1.D15" office:value-type="string">
            <text:p text:style-name="P9"><text:span text:style-name="T5">03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8"/>
          </table:table-cell>
          <table:table-cell table:style-name="Таблица1.G15" office:value-type="string">
            <text:p text:style-name="P8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21668291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6" office:value-type="string">
            <text:p text:style-name="P10">Яценко Павел</text:p>
          </table:table-cell>
          <table:table-cell table:style-name="Таблица1.C16" office:value-type="string">
            <text:p text:style-name="P6">1<text:span text:style-name="T3">1</text:span>-<text:span text:style-name="T4">A</text:span></text:p>
          </table:table-cell>
          <table:table-cell table:style-name="Таблица1.D16" office:value-type="string">
            <text:p text:style-name="P9"><text:span text:style-name="T5">03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8"/>
          </table:table-cell>
          <table:table-cell table:style-name="Таблица1.G16" office:value-type="string">
            <text:p text:style-name="P8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084854616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7" office:value-type="string">
            <text:p text:style-name="P10"/>
          </table:table-cell>
          <table:table-cell table:style-name="Таблица1.C17" office:value-type="string">
            <text:p text:style-name="P6">1<text:span text:style-name="T3">1</text:span>-<text:span text:style-name="T4">A</text:span></text:p>
          </table:table-cell>
          <table:table-cell table:style-name="Таблица1.D17" office:value-type="string">
            <text:p text:style-name="P9"><text:span text:style-name="T5">03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8"/>
          </table:table-cell>
          <table:table-cell table:style-name="Таблица1.G17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07082871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8" office:value-type="string">
            <text:p text:style-name="P10"/>
          </table:table-cell>
          <table:table-cell table:style-name="Таблица1.C18" office:value-type="string">
            <text:p text:style-name="P6">1<text:span text:style-name="T3">1</text:span>-<text:span text:style-name="T4">A</text:span></text:p>
          </table:table-cell>
          <table:table-cell table:style-name="Таблица1.D18" office:value-type="string">
            <text:p text:style-name="P9"><text:span text:style-name="T5">03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8"/>
          </table:table-cell>
          <table:table-cell table:style-name="Таблица1.G18" office:value-type="string">
            <text:p text:style-name="P8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265790678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9" office:value-type="string">
            <text:p text:style-name="P10"/>
          </table:table-cell>
          <table:table-cell table:style-name="Таблица1.C19" office:value-type="string">
            <text:p text:style-name="P6">1<text:span text:style-name="T3">1</text:span>-<text:span text:style-name="T4">A</text:span></text:p>
          </table:table-cell>
          <table:table-cell table:style-name="Таблица1.D19" office:value-type="string">
            <text:p text:style-name="P9"><text:span text:style-name="T5">03.09</text:span>.201<text:span text:style-name="T6">9</text:span></text:p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8"/>
          </table:table-cell>
          <table:table-cell table:style-name="Таблица1.G19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064269866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0" office:value-type="string">
            <text:p text:style-name="P10"/>
          </table:table-cell>
          <table:table-cell table:style-name="Таблица1.C20" office:value-type="string">
            <text:p text:style-name="P6">1<text:span text:style-name="T3">1</text:span>-<text:span text:style-name="T4">A</text:span></text:p>
          </table:table-cell>
          <table:table-cell table:style-name="Таблица1.D20" office:value-type="string">
            <text:p text:style-name="P9"><text:span text:style-name="T5">03.09</text:span>.201<text:span text:style-name="T6">9</text:span></text:p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8"/>
          </table:table-cell>
          <table:table-cell table:style-name="Таблица1.G20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256550101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1" office:value-type="string">
            <text:p text:style-name="P10"/>
          </table:table-cell>
          <table:table-cell table:style-name="Таблица1.C21" office:value-type="string">
            <text:p text:style-name="P6">1<text:span text:style-name="T3">1</text:span>-<text:span text:style-name="T4">A</text:span></text:p>
          </table:table-cell>
          <table:table-cell table:style-name="Таблица1.D21" office:value-type="string">
            <text:p text:style-name="P9"><text:span text:style-name="T5">03.09</text:span>.201<text:span text:style-name="T6">9</text:span></text:p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8"/>
          </table:table-cell>
          <table:table-cell table:style-name="Таблица1.G21" office:value-type="string">
            <text:p text:style-name="P8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2252118677" text:continue-numbering="true" text:style-name="L1">
              <text:list-item>
                <text:p text:style-name="P7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10"/>
          </table:table-cell>
          <table:table-cell table:style-name="Таблица1.C22" office:value-type="string">
            <text:p text:style-name="P6">1<text:span text:style-name="T3">1</text:span>-<text:span text:style-name="T4">A</text:span></text:p>
          </table:table-cell>
          <table:table-cell table:style-name="Таблица1.D22" office:value-type="string">
            <text:p text:style-name="P9"><text:span text:style-name="T5">03.09</text:span>.201<text:span text:style-name="T6">9</text:span></text:p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8"/>
          </table:table-cell>
          <table:table-cell table:style-name="Таблица1.G2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31267991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3" office:value-type="string">
            <text:p text:style-name="P10"/>
          </table:table-cell>
          <table:table-cell table:style-name="Таблица1.C23" office:value-type="string">
            <text:p text:style-name="P6">1<text:span text:style-name="T3">1</text:span>-<text:span text:style-name="T4">A</text:span></text:p>
          </table:table-cell>
          <table:table-cell table:style-name="Таблица1.D23" office:value-type="string">
            <text:p text:style-name="P9"><text:span text:style-name="T5">03.09</text:span>.201<text:span text:style-name="T6">9</text:span></text:p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8"/>
          </table:table-cell>
          <table:table-cell table:style-name="Таблица1.G2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0948656595" text:continue-numbering="true" text:style-name="L1">
              <text:list-item>
                <text:p text:style-name="P7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10"/>
          </table:table-cell>
          <table:table-cell table:style-name="Таблица1.C24" office:value-type="string">
            <text:p text:style-name="P6">1<text:span text:style-name="T3">1</text:span>-<text:span text:style-name="T4">A</text:span></text:p>
          </table:table-cell>
          <table:table-cell table:style-name="Таблица1.D24" office:value-type="string">
            <text:p text:style-name="P9"><text:span text:style-name="T5">03.09</text:span>.201<text:span text:style-name="T6">9</text:span></text:p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8"/>
          </table:table-cell>
          <table:table-cell table:style-name="Таблица1.G2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599565883" text:continue-numbering="true" text:style-name="L1">
              <text:list-item>
                <text:p text:style-name="P7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129565725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071259860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212075116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7022085290992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41532185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130468405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022271406292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2" office:value-type="string">
            <text:p text:style-name="P10"/>
          </table:table-cell>
          <table:table-cell table:style-name="Таблица1.C32" office:value-type="string">
            <text:p text:style-name="P6">1<text:span text:style-name="T3">1</text:span>-<text:span text:style-name="T4">A</text:span></text:p>
          </table:table-cell>
          <table:table-cell table:style-name="Таблица1.D32" office:value-type="string">
            <text:p text:style-name="P9"><text:span text:style-name="T5">03.09</text:span>.201<text:span text:style-name="T6">9</text:span></text:p>
          </table:table-cell>
          <table:table-cell table:style-name="Таблица1.E32" office:value-type="string">
            <text:p text:style-name="P6">первинний</text:p>
          </table:table-cell>
          <table:table-cell table:style-name="Таблица1.F32" office:value-type="string">
            <text:p text:style-name="P8"/>
          </table:table-cell>
          <table:table-cell table:style-name="Таблица1.G32" office:value-type="string">
            <text:p text:style-name="P8"/>
          </table:table-cell>
        </table:table-row>
      </table:table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05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7:01:33.137387246</meta:creation-date>
    <dc:date>2019-10-15T07:02:20.335689007</dc:date>
    <meta:editing-duration>PT48S</meta:editing-duration>
    <meta:editing-cycles>1</meta:editing-cycles>
    <meta:document-statistic meta:table-count="1" meta:image-count="31" meta:object-count="0" meta:page-count="2" meta:paragraph-count="152" meta:word-count="188" meta:character-count="1283" meta:non-whitespace-character-count="1247"/>
    <meta:generator>LibreOffice/6.3.2.2$Linux_X86_64 LibreOffice_project/30$Build-2</meta:generator>
  </office:meta>
</office:document-meta>
</file>